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2.0319in"/>
    </style:style>
    <style:style style:name="co16" style:family="table-column">
      <style:table-column-properties fo:break-before="auto" style:column-width="1.233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2.0972in"/>
    </style:style>
    <style:style style:name="co19" style:family="table-column">
      <style:table-column-properties fo:break-before="auto" style:column-width="1.0374in"/>
    </style:style>
    <style:style style:name="co20" style:family="table-column">
      <style:table-column-properties fo:break-before="auto" style:column-width="1.3217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2.5236in"/>
    </style:style>
    <style:style style:name="co22" style:family="table-column">
      <style:table-column-properties fo:break-before="auto" style:column-width="0.7972in"/>
    </style:style>
    <style:style style:name="co23" style:family="table-column">
      <style:table-column-properties fo:break-before="auto" style:column-width="3.8346in"/>
    </style:style>
    <style:style style:name="co24" style:family="table-column">
      <style:table-column-properties fo:break-before="auto" style:column-width="0.4256in"/>
    </style:style>
    <style:style style:name="co25" style:family="table-column">
      <style:table-column-properties fo:break-before="auto" style:column-width="2.8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5" style:family="table-cell" style:parent-style-name="Default" style:data-style-name="N100">
      <style:text-properties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color="#ff6600" style:font-name="Courier New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office:value-type="string">
            <text:p>Sanctuary Guardia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office:value-type="string">
            <text:p>Bed of Chaos, outside fog gate</text:p>
          </table:table-cell>
          <table:table-cell table:number-columns-repeated="1021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office:forms form:automatic-focus="false" form:apply-design-mode="false"/>
        <table:table-column table:style-name="co3" table:default-cell-style-name="ce2"/>
        <table:table-column table:style-name="co24" table:default-cell-style-name="ce2"/>
        <table:table-column table:style-name="co25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9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9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9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9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9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9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9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9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9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9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9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9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9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9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9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Patches</text:p>
          </table:table-cell>
          <table:table-cell table:number-columns-repeated="2" office:value-type="string">
            <text:p>63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Paladin Leeroy</text:p>
          </table:table-cell>
          <table:table-cell table:number-columns-repeated="2" office:value-type="string">
            <text:p>65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20_0000</text:p>
          </table:table-cell>
          <table:table-cell office:value-type="string">
            <text:p>Pinwheel</text:p>
          </table:table-cell>
          <table:table-cell office:value-type="string">
            <text:p>332000</text:p>
          </table:table-cell>
          <table:table-cell office:value-type="string">
            <text:p>1300800</text:p>
          </table:table-cell>
          <table:table-cell table:number-columns-repeated="1019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6</text:p>
          </table:table-cell>
          <table:table-cell office:value-type="string">
            <text:p>181390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6</text:p>
          </table:table-cell>
          <table:table-cell office:value-type="string">
            <text:p>1813901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06</text:p>
          </table:table-cell>
          <table:table-cell office:value-type="string">
            <text:p>1813902</text:p>
          </table:table-cell>
          <table:table-cell table:number-columns-repeated="1019"/>
        </table:table-row>
        <table:table-row table:style-name="ro1" table:number-rows-repeated="29">
          <table:table-cell table:style-name="Default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s" table:style-name="ta1" table:print="false">
        <table:table-column table:style-name="co22" table:default-cell-style-name="ce2"/>
        <table:table-column table:style-name="co23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T0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Load profiles fr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tle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ormal Tit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rror with framerate detected and online mode is not accessibl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09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ramerate is insufficient for Online Play.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8/30/2017</text:date>, <text:time>02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38M21S</meta:editing-duration>
    <meta:editing-cycles>42</meta:editing-cycles>
    <meta:generator>OpenOffice/4.1.2$Win32 OpenOffice.org_project/412m3$Build-9782</meta:generator>
    <dc:date>2017-08-30T02:48:28.50</dc:date>
    <meta:document-statistic meta:table-count="8" meta:cell-count="3854" meta:object-count="0"/>
    <meta:user-defined meta:name="Info 1"/>
    <meta:user-defined meta:name="Info 2"/>
    <meta:user-defined meta:name="Info 3"/>
    <meta:user-defined meta:name="Info 4"/>
  </office:meta>
</office:document-meta>
</file>